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23d6c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officeooo:paragraph-rsid="00123d6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>
      <style:text-properties officeooo:paragraph-rsid="00123d6c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>
      <style:text-properties officeooo:paragraph-rsid="00123d6c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SPUESTAS</text:h>
      <text:section text:style-name="Sect1" text:name="markdown-artifact">
        <text:h text:style-name="P1" text:outline-level="1"><text:bookmark text:name="markdown-artifact"/>RESPUESTAS A LOS EJERCICIOS 10-15</text:h>
        <text:section text:style-name="Sect1" text:name="Sección1">
          <text:h text:style-name="Heading_20_2" text:outline-level="2">EJERCICIO 10 - Clasificación Multiclase Iris Dataset</text:h>
          <text:p text:style-name="Text_20_body"><text:span text:style-name="Strong_20_Emphasis">Pregunta:</text:span> ¿Cuál de los tres modelos (Logistic Regression, SVM, KNN) mostró mejor rendimiento?</text:p>
          <text:p text:style-name="Text_20_body"><text:span text:style-name="Strong_20_Emphasis">Respuesta:</text:span> Los tres modelos tuvieron rendimiento idéntico con 100% de precisión en todas las métricas. No hay diferencia porque el dataset Iris es perfectamente separable. Cualquiera de los tres modelos funciona igual de bien en este caso.</text:p>
          <text:h text:style-name="Heading_20_2" text:outline-level="2">EJERCICIO 11 - Random Forest con GridSearchCV</text:h>
          <text:p text:style-name="Text_20_body"><text:span text:style-name="Strong_20_Emphasis">Pregunta:</text:span> ¿Cómo mejoró GridSearchCV el modelo y qué hiperparámetros fueron óptimos?</text:p>
          <text:p text:style-name="Text_20_body"><text:span text:style-name="Strong_20_Emphasis">Respuesta:</text:span> Los mejores parámetros fueron max_depth=4 y n_estimators=100, logrando 88% de precisión.</text:p>
          <text:list text:style-name="L15">
            <text:list-item>
              <text:p text:style-name="P32">max_depth=4 evitó el sobreajuste limitando la profundidad de los árboles </text:p>
            </text:list-item>
            <text:list-item>
              <text:p text:style-name="P32">n_estimators=100 dio suficiente diversidad sin costo computacional excesivo </text:p>
            </text:list-item>
            <text:list-item>
              <text:p text:style-name="P31">El modelo es conservador: predice bien los no supervivientes (99%) pero menos los supervivientes (57%) </text:p>
            </text:list-item>
          </text:list>
          <text:h text:style-name="Heading_20_2" text:outline-level="2">EJERCICIO 12 - Detección de Spam con SVM</text:h>
          <text:p text:style-name="Text_20_body"><text:span text:style-name="Strong_20_Emphasis">Pregunta:</text:span> ¿Por qué SVM supera a Naive Bayes en clasificación de spam?</text:p>
          <text:p text:style-name="Text_20_body"><text:span text:style-name="Strong_20_Emphasis">Respuesta:</text:span> Los resultados muestran que SVM alcanzó 98% de precisión en spam vs 74% en análisis de sentimientos. Dos razones técnicas:</text:p>
          <text:list text:style-name="L16">
            <text:list-item>
              <text:p text:style-name="P34"><text:span text:style-name="Strong_20_Emphasis">Patrones estructurados:</text:span> SVM aprende secuencias como "FREE money NOW" que son típicas de spam. Naive Bayes trata las palabras independientemente y pierde el contexto. </text:p>
            </text:list-item>
            <text:list-item>
              <text:p text:style-name="P33"><text:span text:style-name="Strong_20_Emphasis">Datasets desbalanceados:</text:span> SVM maneja bien el desbalance (1453 ham vs 219 spam) porque busca el hiperplano óptimo sin sesgo por cantidad. Naive Bayes se sesga hacia la clase mayoritaria. </text:p>
            </text:list-item>
          </text:list>
          <text:h text:style-name="Heading_20_2" text:outline-level="2">EJERCICIO 13 - PCA en Netflix</text:h>
          <text:p text:style-name="Text_20_body"><text:span text:style-name="Strong_20_Emphasis">Pregunta:</text:span> ¿Qué ventajas ofrece PCA para analizar duración de películas?</text:p>
          <text:p text:style-name="Text_20_body"><text:span text:style-name="Strong_20_Emphasis">Respuesta:</text:span> PCA ofrece tres ventajas principales:</text:p>
          <text:list text:style-name="L17">
            <text:list-item>
              <text:p text:style-name="P36"><text:span text:style-name="Strong_20_Emphasis">Visualización simplificada:</text:span> Convierte datos complejos en gráficos 2D fáciles de interpretar </text:p>
            </text:list-item>
            <text:list-item>
              <text:p text:style-name="P36"><text:span text:style-name="Strong_20_Emphasis">Eliminación de ruido:</text:span> Filtra información irrelevante y conserva solo los patrones importantes </text:p>
            </text:list-item>
            <text:list-item>
              <text:p text:style-name="P35"><text:span text:style-name="Strong_20_Emphasis">Detección de grupos:</text:span> Identifica categorías naturales como cortos, largometrajes y documentales </text:p>
            </text:list-item>
          </text:list>
          <text:h text:style-name="Heading_20_2" text:outline-level="2"><text:soft-page-break/>EJERCICIO 14 - Clustering KMeans</text:h>
          <text:p text:style-name="Text_20_body"><text:span text:style-name="Strong_20_Emphasis">Pregunta:</text:span> ¿Cómo evaluar si los clusters son coherentes sin etiquetas reales?</text:p>
          <text:p text:style-name="Text_20_body"><text:span text:style-name="Strong_20_Emphasis">Respuesta:</text:span> Se pueden usar dos enfoques:</text:p>
          <text:p text:style-name="Text_20_body"><text:span text:style-name="Strong_20_Emphasis">Métricas internas:</text:span> Silhouette Score, índice Davies-Bouldin e inercia para medir qué tan bien separados están los grupos.</text:p>
          <text:p text:style-name="Text_20_body"><text:span text:style-name="Strong_20_Emphasis">Análisis de contenido:</text:span> Examinar las palabras más frecuentes en cada cluster para ver si hay temas coherentes.</text:p>
          <text:p text:style-name="Text_20_body"><text:span text:style-name="Strong_20_Emphasis">Si los clusters no coinciden con las etiquetas originales:</text:span> Esto puede revelar patrones más profundos, como agrupaciones por temas (precio, calidad, servicio) en lugar de solo sentimiento positivo/negativo.</text:p>
          <text:h text:style-name="Heading_20_2" text:outline-level="2">EJERCICIO 15 - Visualización de Árbol de Decisión</text:h>
          <text:p text:style-name="Text_20_body"><text:span text:style-name="Strong_20_Emphasis">Pregunta:</text:span> ¿Qué ventajas tiene la visualización gráfica vs análisis en consola?</text:p>
          <text:p text:style-name="Text_20_body"><text:span text:style-name="Strong_20_Emphasis">Respuesta:</text:span> Dos beneficios específicos:</text:p>
          <text:list text:style-name="L18">
            <text:list-item>
              <text:p text:style-name="P38"><text:span text:style-name="Strong_20_Emphasis">Comprensión intuitiva:</text:span> La visualización permite seguir todo el flujo de decisión de un vistazo. En consola hay que leer línea por línea y armar mentalmente la estructura. </text:p>
            </text:list-item>
            <text:list-item>
              <text:p text:style-name="P37"><text:span text:style-name="Strong_20_Emphasis">Detección de patrones:</text:span> Se ven inmediatamente problemas como desbalance del árbol, variables dominantes o sobreajuste. En consola esta información está dispersa y es difícil de detectar. </text:p>
            </text:list-item>
          </text:list>
          <text:p text:style-name="Text_20_body">La visualización es especialmente útil para explicar el modelo a personas no técnicas y validar que las decisiones tienen sentido.</text:p>
        </text:section>
        <text:p text:style-name="P30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07:54:31.742659301</meta:creation-date>
    <dc:date>2025-07-15T08:02:12.086861713</dc:date>
    <meta:editing-duration>PT7M41S</meta:editing-duration>
    <meta:editing-cycles>1</meta:editing-cycles>
    <meta:document-statistic meta:table-count="0" meta:image-count="0" meta:object-count="0" meta:page-count="2" meta:paragraph-count="34" meta:word-count="466" meta:character-count="3178" meta:non-whitespace-character-count="2746"/>
    <meta:generator>LibreOffice/24.2.7.2$Linux_X86_64 LibreOffice_project/420$Build-2</meta:generator>
  </office:meta>
</office:document-meta>
</file>